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6.242cm" svg:height="0.962cm" svg:x="5.978cm" svg:y="2.272cm">
          <draw:text-box>
            <text:p text:style-name="P1">Import raw FCS files</text:p>
          </draw:text-box>
        </draw:frame>
        <draw:frame draw:style-name="gr1" draw:layer="layout" svg:width="7.153cm" svg:height="0.962cm" svg:x="5.543cm" svg:y="4.234cm">
          <draw:text-box>
            <text:p text:style-name="P1">Per plate compensation</text:p>
          </draw:text-box>
        </draw:frame>
        <draw:frame draw:style-name="gr1" draw:layer="layout" svg:width="9.053cm" svg:height="0.962cm" svg:x="4.545cm" svg:y="6.196cm">
          <draw:text-box>
            <text:p text:style-name="P1">Select population(s) of interest</text:p>
          </draw:text-box>
        </draw:frame>
        <draw:frame draw:style-name="gr1" draw:layer="layout" svg:width="5.256cm" svg:height="0.962cm" svg:x="6.506cm" svg:y="9.774cm">
          <draw:text-box>
            <text:p text:style-name="P1">Set control gates</text:p>
          </draw:text-box>
        </draw:frame>
        <draw:frame draw:style-name="gr1" draw:layer="layout" svg:width="5.878cm" svg:height="0.962cm" svg:x="6.194cm" svg:y="11.61cm">
          <draw:text-box>
            <text:p text:style-name="P1">Score test samples</text:p>
          </draw:text-box>
        </draw:frame>
        <draw:frame draw:style-name="gr1" draw:layer="layout" svg:width="7.119cm" svg:height="0.962cm" svg:x="5.541cm" svg:y="8.061cm">
          <draw:text-box>
            <text:p text:style-name="P1">Per plate quality control</text:p>
          </draw:text-box>
        </draw:frame>
        <draw:frame draw:style-name="gr1" draw:layer="layout" svg:width="7.72cm" svg:height="0.962cm" svg:x="5.261cm" svg:y="15.314cm">
          <draw:text-box>
            <text:p text:style-name="P1">Generate report and plots</text:p>
          </draw:text-box>
        </draw:frame>
        <draw:frame draw:style-name="gr1" draw:layer="layout" svg:width="7.233cm" svg:height="0.962cm" svg:x="5.54cm" svg:y="13.477cm">
          <draw:text-box>
            <text:p text:style-name="P1">Annotation and analysis</text:p>
          </draw:text-box>
        </draw:frame>
        <draw:line draw:style-name="gr2" draw:text-style-name="P2" draw:layer="layout" svg:x1="9.09cm" svg:y1="5.26cm" svg:x2="9.09cm" svg:y2="6.069cm">
          <text:p text:style-name="P1"/>
        </draw:line>
        <draw:line draw:style-name="gr2" draw:text-style-name="P2" draw:layer="layout" svg:x1="9.153cm" svg:y1="14.35cm" svg:x2="9.153cm" svg:y2="15.159cm">
          <text:p text:style-name="P1"/>
        </draw:line>
        <draw:line draw:style-name="gr2" draw:text-style-name="P2" draw:layer="layout" svg:x1="9.09cm" svg:y1="3.394cm" svg:x2="9.09cm" svg:y2="4.203cm">
          <text:p text:style-name="P1"/>
        </draw:line>
        <draw:line draw:style-name="gr2" draw:text-style-name="P2" draw:layer="layout" svg:x1="9.121cm" svg:y1="7.067cm" svg:x2="9.121cm" svg:y2="7.876cm">
          <text:p text:style-name="P1"/>
        </draw:line>
        <draw:line draw:style-name="gr2" draw:text-style-name="P2" draw:layer="layout" svg:x1="9.121cm" svg:y1="8.934cm" svg:x2="9.121cm" svg:y2="9.743cm">
          <text:p text:style-name="P1"/>
        </draw:line>
        <draw:line draw:style-name="gr2" draw:text-style-name="P2" draw:layer="layout" svg:x1="9.121cm" svg:y1="10.709cm" svg:x2="9.121cm" svg:y2="11.518cm">
          <text:p text:style-name="P1"/>
        </draw:line>
        <draw:line draw:style-name="gr2" draw:text-style-name="P2" draw:layer="layout" svg:x1="9.152cm" svg:y1="12.576cm" svg:x2="9.152cm" svg:y2="13.38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Errol Strain</meta:initial-creator>
    <meta:creation-date>2008-08-04T15:27:22</meta:creation-date>
    <dc:creator>Errol Strain</dc:creator>
    <dc:date>2008-08-04T15:45:33</dc:date>
    <meta:editing-cycles>1</meta:editing-cycles>
    <meta:editing-duration>PT18M1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